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19.068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282cm" fo:break-before="auto" style:use-optimal-row-height="fals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1.023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2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justify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Abb. 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Brève définiti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                                                              <text:span text:style-name="T1">Elements de Scène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ocessus</text:p>
          </table:table-cell>
          <table:table-cell office:value-type="string" calcext:value-type="string">
            <text:p>Relation principale d'une Scène qui évolue dans le temps (généralement un mouvement ou une action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tat </text:p>
          </table:table-cell>
          <table:table-cell office:value-type="string" calcext:value-type="string">
            <text:p>Relation principale d'une Scène qui n'évolue pas dans le temp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</text:p>
          </table:table-cell>
          <table:table-cell office:value-type="string" calcext:value-type="string">
            <text:p>Participant</text:p>
          </table:table-cell>
          <table:table-cell table:style-name="ce3" office:value-type="string" calcext:value-type="string">
            <text:p>Participant dans une Scène, définition assez générale qui regroupe : lieux ; entités abstraites et les Scènes servant d'argu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dverbiale </text:p>
          </table:table-cell>
          <table:table-cell office:value-type="string" calcext:value-type="string">
            <text:p>Relation secondaire dans une Scène (relations temporelles incluses)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                                                              <text:span text:style-name="T1">Elements non liés à une Scène</text:span>                     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entre </text:p>
          </table:table-cell>
          <table:table-cell office:value-type="string" calcext:value-type="string">
            <text:p>Element nécessaire pour la conceptualisation de l'unité mè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laborateur </text:p>
          </table:table-cell>
          <table:table-cell office:value-type="string" calcext:value-type="string">
            <text:p>Une relation non-Scénique (vérifier si ça se dit) qui s'applique à un seul Cent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nnecteur</text:p>
          </table:table-cell>
          <table:table-cell office:value-type="string" calcext:value-type="string">
            <text:p>Une relation non-Scénique qui s'applique à deux (ou +) Centres, <text:s/>mettant en lumière une caractéristique commun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</text:p>
          </table:table-cell>
          <table:table-cell office:value-type="string" calcext:value-type="string">
            <text:p>Relateur</text:p>
          </table:table-cell>
          <table:table-cell table:style-name="ce2" office:value-type="string" calcext:value-type="string">
            <text:p>Tous les autres types de relations non-Scénique. Deux sortes : 1) Relateurs qui relient un Centre à une relation hyperonymique et 2) Relateurs qui relient deux Centres relatifs à des aspects différents de l'unité mère.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                                                              <text:span text:style-name="T1">Relation entre les Scènes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cène Parallèle </text:p>
          </table:table-cell>
          <table:table-cell office:value-type="string" calcext:value-type="string">
            <text:p>Une Scène liée à d'autres Scènes par des liens réguliers (ex. : temporalité, logique, but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eur </text:p>
          </table:table-cell>
          <table:table-cell office:value-type="string" calcext:value-type="string">
            <text:p>Une relation entre deux, ou plus, Hs (ex. : "quand", "si", "dans le but de"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Une relation entre l'événement de parole et la Scène prononcée (ex. : "étonnamment", "selon moi").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                                                                           <text:span text:style-name="T1">Autre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N'introduit pas de relations ni de participants. Requis par le schéma structurel dans lequel il apparaît.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 style:data-style-name="N2" text:time-value="18:55:08.8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Jessy Nierichlo</meta:initial-creator>
    <meta:creation-date>2022-10-12T11:20:06Z</meta:creation-date>
    <dc:date>2022-10-18T19:41:53.475000000</dc:date>
    <meta:editing-duration>PT46M45S</meta:editing-duration>
    <meta:editing-cycles>2</meta:editing-cycles>
    <meta:document-statistic meta:table-count="1" meta:cell-count="43" meta:object-count="0"/>
  </office:meta>
</office:document-meta>
</file>